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3412"/>
    </style:style>
    <style:style style:name="P2" style:family="paragraph" style:parent-style-name="Standard">
      <style:text-properties officeooo:paragraph-rsid="0006062f"/>
    </style:style>
    <style:style style:name="P3" style:family="paragraph" style:parent-style-name="Standard">
      <style:text-properties officeooo:rsid="0006062f" officeooo:paragraph-rsid="0006062f"/>
    </style:style>
    <style:style style:name="P4" style:family="paragraph" style:parent-style-name="Standard">
      <style:text-properties officeooo:rsid="0006b558" officeooo:paragraph-rsid="0006b558"/>
    </style:style>
    <style:style style:name="P5" style:family="paragraph" style:parent-style-name="Standard">
      <style:text-properties officeooo:rsid="0006b558" officeooo:paragraph-rsid="000711ec"/>
    </style:style>
    <style:style style:name="P6" style:family="paragraph" style:parent-style-name="Standard">
      <style:text-properties officeooo:rsid="000711ec" officeooo:paragraph-rsid="000711ec"/>
    </style:style>
    <style:style style:name="P7" style:family="paragraph" style:parent-style-name="Standard">
      <style:text-properties officeooo:rsid="000b9ca3" officeooo:paragraph-rsid="000b9ca3"/>
    </style:style>
    <style:style style:name="P8" style:family="paragraph" style:parent-style-name="Standard">
      <style:text-properties officeooo:rsid="000f8e44" officeooo:paragraph-rsid="000f8e44"/>
    </style:style>
    <style:style style:name="T1" style:family="text">
      <style:text-properties officeooo:rsid="00053412"/>
    </style:style>
    <style:style style:name="T2" style:family="text">
      <style:text-properties officeooo:rsid="0006062f"/>
    </style:style>
    <style:style style:name="T3" style:family="text">
      <style:text-properties officeooo:rsid="0006b558"/>
    </style:style>
    <style:style style:name="T4" style:family="text">
      <style:text-properties officeooo:rsid="000711ec"/>
    </style:style>
    <style:style style:name="T5" style:family="text">
      <style:text-properties officeooo:rsid="000a5732"/>
    </style:style>
    <style:style style:name="T6" style:family="text">
      <style:text-properties officeooo:rsid="000d73d6"/>
    </style:style>
    <style:style style:name="T7" style:family="text">
      <style:text-properties officeooo:rsid="000f8e44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Я студент 4 курса Факультета Математики НИУ ВШЭ, студент 1 курса ШАДа (направление Анализ Данных в прикладных науках), сотрудник Яндекса (работаю в проекте почты). Пишу в команде дипломный проект, связанный с попытками смоделировать процесс открытия физических законов с помощью ИИ, под руководством Андрея Устюжанина, заведующего лабораторией анализа больших данных ФКН. Во время, свободное от академических и рабочих занятий математикой и машинным обучением я изучаю AI Safety и рациональность. <text:line-break/>Я знаком с философией эффективного альтруизма, поддерживаю это движение. Я вегетарианец (almost vegan), сортирую и сдаю вторсырье на переработку, практикую випассану.</text:p>
      <text:p text:style-name="Standard"/>
      <text:p text:style-name="Standard">Долгосрочное благополучие человечества. Я хочу, чтобы человечество смогло решить проблемы климата, экологии, глобальной бедности, промышленного животноводства, смогло победить смерть, получило максимум пользы от технологий ИИ, стало мультипланетарным видом. <text:line-break/>Мои ценности возникли как сумма природной миролюбивости, философии буддизма, эффективного альтруизма, трансгуманизма и рациональности. Я хочу принести своей карьерой как можно больше пользы миру. Я считаю, что наша Вселенная - очень интересное место, и я хочу ее исследовать. Главным образом, я хочу состояться как ученый, применив машинное обучение в какой-нибудь high-impact сфере.</text:p>
      <text:p text:style-name="Standard"/>
      <text:p text:style-name="Standard">Я хочу глубже узнать про рациональность. Я читал Гарри Поттера, Канемана, первые три книги цепочек, ходил в Кочергу на додзё. Я хочу улучшить систему ведения дел (она есть и позволяет справляться с краткосрочными задачами, но о долгосрочных жизненных ориентирах я могу забывать). Я хочу покопаться в этических основах своего мировоззрения - возможно, там можно найти чушь. Я хочу понять, как можно эффективно побороть мою большую проблему - одиночество, под которым я подразумеваю неспособность формировать крепкие социальные связи, отсутствие друзей-единомышленников (я знаю людей, которые могли бы ими быть, но даже с ними я не умею общаться), которая сильно мешает мне реализовывать свой потенциал в учебе и работе.<text:line-break/>Благодаря воркшопу я хочу научиться больше времени уделять долгосрочным ориентирам, лучше понять себя и свое место среди людей, включить в жизнь взаимодействие с людьми, стать частью рационального сообщества. Мне не хватает подталкивания - в среде, в которой я нахожусь (дом, институт, ШАД, работа) я абсолютно один со всеми своими идеями, и иногда бывает тяжело продолжать придавать им значение несмотря на это.</text:p>
      <text:p text:style-name="Standard"/>
      <text:p text:style-name="Standard">Кажется, я довольно неплохо владею английским и могу переводить материалы с lesswrong и какие-нибудь еще статьи. Может быть, я мог бы прочитать курс лекций в институте про ЭА, но с моей social anxiety это звучит сложно. Я не знаком с потребностями рационального сообщества - вполне возможно, есть что-то, о чем я не знаю, но что могу делать. Если я разговариваю с людьми больше, чем 5 минут (это случается очень редко), то я обязательно упоминаю про Кочергу, но, кажется, никто после этого к вам пока не пришел.</text:p>
      <text:p text:style-name="Standard"/>
      <text:p text:style-name="P1">Я живу с матерью, она получает пенсию по инвалидности по слуху, у нее нет постоянной работы. Я студент и могу работать только на частичной занятости. У нас почти нет накоплений. Поэтому у меня нет возможности оплатить воркшоп.</text:p>
      <text:p text:style-name="P2"><text:span text:style-name="T1">Мне нужна будет определенная помощь и подбадривание во время общения. На Выходных эффективного альтруизма, которые были в прошлом апреле, я не смог завести новых друзей и качественно пообщаться, хотя люди там были прекрасные.</text:span></text:p>
      <text:p text:style-name="P2"/>
      <text:p text:style-name="P2"/>
      <text:p text:style-name="P2"><text:soft-page-break/>Я хочу глубже узнать про рациональность. Я хочу улучшить систему ведения дел (она есть и позволяет справляться с краткосрочными задачами, но о долгосрочных жизненных ориентирах я могу забывать). Я хочу покопаться в этических основах своего мировоззрения - возможно, там можно найти чушь. Я хочу понять, как можно эффективно побороть мою большую проблему - одиночество, под которым я подразумеваю неспособность формировать крепкие социальные связи, отсутствие друзей-единомышленников (я знаю людей, которые могли бы ими быть, но даже с ними я не умею общаться), которая сильно мешает мне реализовывать свой потенциал в учебе и работе.<text:line-break/>Благодаря воркшопу я хочу научиться больше времени уделять долгосрочным ориентирам, лучше понять себя и свое место среди людей, включить в жизнь взаимодействие с людьми, стать частью рационального сообщества. Мне не хватает подталкивания - в среде, в которой я нахожусь (дом, институт, ШАД, работа) я абсолютно один со всеми своими идеями, и иногда бывает тяжело продолжать придавать им значение несмотря на это.</text:p>
      <text:p text:style-name="P2"/>
      <text:p text:style-name="P2">С какими целями вы едете на воркшоп? *</text:p>
      <text:section text:style-name="Sect1" text:name="i.desc.832607736">
        <text:p text:style-name="Standard">На какие вопросы вы хотите получить ответы? Какие именно проблемы вы хотите решить? По возможности формулируйте конкретно: вместо "починить прокрастинацию" — "установить утреннюю рутину про здоровье". Напишите абзац или несколько. Детали и развернутость приветствуются!</text:p>
      </text:section>
      <text:p text:style-name="P2"><text:line-break/><text:span text:style-name="T2">Лучше узнать про рациональность (solid knowledge с крепкими корнями и стволом)</text:span></text:p>
      <text:p text:style-name="P3">Прояснить основы своего мировоззрения, <text:span text:style-name="T3">сделать их более эмпиричными</text:span></text:p>
      <text:p text:style-name="P3">Понять стратегию для того, чтобы <text:s/>побороть мою большую проблему - одиночество, под которым я подразумеваю неспособность формировать крепкие социальные связи, отсутствие друзей-единомышленников. <text:span text:style-name="T5">Сюда можно включить:</text:span></text:p>
      <text:p text:style-name="P3"><text:tab/><text:span text:style-name="T5">Сделать более эмпиричной любовь к людям (иными словами, добавить общение, имеющего цель “человек меньше страдает или испытывает меньше неприятных ощущений или больше понимает действия для решения своих проблем”)</text:span></text:p>
      <text:p text:style-name="P3"><text:tab/><text:span text:style-name="T5">Понять, как строить взаимодействие с матерью, чтобы ей не было от этого неприятно</text:span></text:p>
      <text:p text:style-name="P3"/>
      <text:p text:style-name="P3">Улучшить систему ведения дел</text:p>
      <text:p text:style-name="P4">Понять стратегию для того, чтобы иметь больше смелости развиваться в направлениях, которые никак не поощряются средой, в которой я нахожусь. Сюда включаются:</text:p>
      <text:p text:style-name="P5"><text:tab/>Преодолеть неприятное ощущение, связанное с тем, что <text:span text:style-name="T4">материалов для изучения очень много.</text:span></text:p>
      <text:p text:style-name="P6"><text:tab/>Делать больше для решения глобальных проблем (что делать?)</text:p>
      <text:p text:style-name="P6"><text:tab/><text:tab/><text:span text:style-name="T5">Изучать машинное обучение и безопасность ИИ</text:span></text:p>
      <text:p text:style-name="P4"/>
      <text:p text:style-name="P4"/>
      <text:p text:style-name="P3"/>
      <text:p text:style-name="P3">Что вы ожидаете от воркшопа? *</text:p>
      <text:section text:style-name="Sect1" text:name="i.desc.570637078">
        <text:p text:style-name="Standard">По три упражнения на каждую технику? Изучение глубокой теории и формальных аргументов? Много работы в группах? Возможность пообщаться с интересными людьми? Представьте себе, как проходит идеальная версия воркшопа, затем опишите картинку в голове. Постарайтесь выделить самое важное для вас. Чем конкретнее, тем лучше!</text:p>
      </text:section>
      <text:p text:style-name="P7">Достижения целей, с которыми я еду на воркшоп.</text:p>
      <text:p text:style-name="P7">Моменты “А-а-а, так вот оно что...” <text:span text:style-name="T6">(я подразумеваю прояснение каких-то непонятых моментов в Канемане или Юдковском, обнаружение и исправление ошибок в мировоззрении)</text:span></text:p>
      <text:p text:style-name="P7"><text:soft-page-break/>Для меня важен фокус на долгосрочные изменения – за 4 дня структура мозга все-таки останется почти такой же, как была. </text:p>
      <text:p text:style-name="P8">Я довольно много думал сегодня над этим вопросом, и, по-видимому, действительно помимо достижения целей я не могу придумать ничего конкретного (потому что если бы я чего-то ждал, то это была бы моя цель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7:34:48.472207235</meta:creation-date>
    <dc:date>2019-12-28T20:31:36.166733358</dc:date>
    <meta:editing-duration>PT29M2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25" meta:word-count="954" meta:character-count="6667" meta:non-whitespace-character-count="5725"/>
  </office:meta>
</office:document-meta>
</file>